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8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5">
      <style:text-properties style:font-name="Liberation Serif" fo:font-size="12pt" style:font-size-asian="12pt" style:font-size-complex="12pt"/>
    </style:style>
    <style:style style:name="P11" style:family="paragraph" style:parent-style-name="Standard" style:list-style-name="L6"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6">
      <style:text-properties style:font-name="Liberation Serif" fo:font-size="12pt" officeooo:paragraph-rsid="002906ad" style:font-size-asian="12pt" style:font-size-complex="12pt"/>
    </style:style>
    <style:style style:name="P13" style:family="paragraph" style:parent-style-name="Standard" style:list-style-name="L7">
      <style:text-properties style:font-name="Liberation Serif" fo:font-size="12pt" officeooo:paragraph-rsid="002367ea" style:font-size-asian="12pt" style:font-size-complex="12pt"/>
    </style:style>
    <style:style style:name="P14" style:family="paragraph" style:parent-style-name="Standard" style:list-style-name="L8">
      <style:text-properties fo:font-size="12pt" style:font-size-asian="12pt" style:font-size-complex="12pt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text-properties style:font-name="Liberation Serif" fo:font-size="14pt" style:font-size-asian="14pt" style:font-size-complex="14pt"/>
    </style:style>
    <style:style style:name="P17" style:family="paragraph" style:parent-style-name="Heading_20_2">
      <style:text-properties style:font-name="Liberation Serif" fo:font-size="14pt" officeooo:rsid="001b9cf7" style:font-size-asian="14pt" style:font-size-complex="14pt"/>
    </style:style>
    <style:style style:name="P18" style:family="paragraph" style:parent-style-name="Heading_20_2">
      <style:text-properties style:font-name="Liberation Serif" fo:font-size="14pt" officeooo:paragraph-rsid="002367ea" style:font-size-asian="14pt" style:font-size-complex="14pt"/>
    </style:style>
    <style:style style:name="P19" style:family="paragraph" style:parent-style-name="Heading_20_2">
      <style:text-properties style:font-name="Liberation Serif" fo:font-size="12pt" style:font-size-asian="12pt" style:font-size-complex="12pt"/>
    </style:style>
    <style:style style:name="P20" style:family="paragraph" style:parent-style-name="Heading_20_2">
      <style:text-properties style:font-name="Liberation Serif" fo:font-size="12pt" officeooo:paragraph-rsid="002367ea" style:font-size-asian="12pt" style:font-size-complex="12pt"/>
    </style:style>
    <style:style style:name="P21" style:family="paragraph" style:parent-style-name="Heading_20_2">
      <style:paragraph-properties fo:break-before="page"/>
      <style:text-properties style:font-name="Liberation Serif" fo:font-size="14pt" style:font-size-asian="14pt" style:font-size-complex="14pt"/>
    </style:style>
    <style:style style:name="P22" style:family="paragraph" style:parent-style-name="Heading_20_4">
      <style:text-properties style:font-name="Liberation Serif" fo:font-size="12pt" style:font-size-asian="12pt" style:font-size-complex="12pt"/>
    </style:style>
    <style:style style:name="P23" style:family="paragraph" style:parent-style-name="Heading_20_4">
      <style:text-properties style:font-name="Liberation Serif" fo:font-size="12pt" officeooo:paragraph-rsid="001fc41c" style:font-size-asian="12pt" style:font-size-complex="12pt"/>
    </style:style>
    <style:style style:name="P24" style:family="paragraph" style:parent-style-name="Table_20_Contents">
      <style:text-properties officeooo:rsid="0026efc9" officeooo:paragraph-rsid="0026efc9"/>
    </style:style>
    <style:style style:name="P25" style:family="paragraph" style:parent-style-name="Table_20_Contents">
      <style:text-properties officeooo:paragraph-rsid="002782fd"/>
    </style:style>
    <style:style style:name="P26" style:family="paragraph" style:parent-style-name="Table_20_Contents">
      <style:text-properties officeooo:paragraph-rsid="002906ad"/>
    </style:style>
    <style:style style:name="P27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28" style:family="paragraph" style:parent-style-name="Text_20_body" style:list-style-name="L2">
      <style:text-properties style:font-name="Liberation Serif" fo:font-size="12pt" officeooo:paragraph-rsid="002c87bf" style:font-size-asian="12pt" style:font-size-complex="12pt"/>
    </style:style>
    <style:style style:name="P29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officeooo:rsid="002782fd"/>
    </style:style>
    <style:style style:name="T3" style:family="text">
      <style:text-properties officeooo:rsid="002906ad"/>
    </style:style>
    <style:style style:name="T4" style:family="text">
      <style:text-properties officeooo:rsid="002a1d06"/>
    </style:style>
    <style:style style:name="T5" style:family="text">
      <style:text-properties style:font-name="Liberation Serif" fo:font-size="14pt" officeooo:rsid="002b2a39" style:font-size-asian="14pt" style:font-size-complex="14pt"/>
    </style:style>
    <style:style style:name="T6" style:family="text">
      <style:text-properties style:font-name="Liberation Serif" officeooo:rsid="002b2a39"/>
    </style:style>
    <style:style style:name="T7" style:family="text">
      <style:text-properties officeooo:rsid="002c87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Ordre du jour réunion interne <text:span text:style-name="T3">4</text:span> – 2<text:span text:style-name="T3">7</text:span>/11/2013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P25"><text:span text:style-name="T2">Yann Battista</text:span></text:p>
          </table:table-cell>
          <table:table-cell table:style-name="Auteurs.B6" office:value-type="string">
            <text:p text:style-name="P24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P24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<text:span text:style-name="T3">25</text:span>/11/2013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P26"><text:span text:style-name="T3">Yann Battista</text:span></text:p>
          </table:table-cell>
          <table:table-cell table:style-name="historique.C2" office:value-type="string">
            <text:p text:style-name="Table_20_Contents"><text:span text:style-name="T3">25</text:span>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</table:table>
      <text:p text:style-name="Standard"/>
      <text:h text:style-name="P21" text:outline-level="2">Ordre du jour</text:h>
      <text:list xml:id="list2160610471181289134" text:style-name="L1">
        <text:list-item>
          <text:p text:style-name="P7">Présentation de l'analyse fonctionnelle.</text:p>
        </text:list-item>
        <text:list-item>
          <text:p text:style-name="P7">Présentation du livrable actuel et des prototypes.</text:p>
        </text:list-item>
      </text:list>
      <text:p text:style-name="P6"/>
      <text:h text:style-name="P17" text:outline-level="2">Évolution du projet</text:h>
      <text:h text:style-name="P22" text:outline-level="4">1) Spécification :</text:h>
      <text:list xml:id="list6780598792114530350" text:style-name="L2">
        <text:list-item>
          <text:p text:style-name="P8">Cas d'utilisation étudié :</text:p>
          <text:list>
            <text:list-item>
              <text:p text:style-name="P27"><text:span text:style-name="T3">Implémentation du réseau</text:span>.</text:p>
            </text:list-item>
            <text:list-item>
              <text:p text:style-name="P28"><text:span text:style-name="T7">Finalisation des collisions.</text:span></text:p>
            </text:list-item>
          </text:list>
        </text:list-item>
      </text:list>
      <text:h text:style-name="P22" text:outline-level="4">2) Dossier d'analyse des risques.</text:h>
      <text:list xml:id="list6884682189107796283" text:style-name="L3">
        <text:list-item>
          <text:p text:style-name="P29">Mise à jour effectué.</text:p>
        </text:list-item>
      </text:list>
      <text:h text:style-name="P22" text:outline-level="4">3) Analyse fonctionnelle :</text:h>
      <text:list xml:id="list5229554922656494433" text:style-name="L4">
        <text:list-item>
          <text:p text:style-name="P9">Élaboration du <text:span text:style-name="T3">diagramme d'utilisation</text:span>.</text:p>
        </text:list-item>
      </text:list>
      <text:list xml:id="list6229330931540385108" text:style-name="L5">
        <text:list-item>
          <text:p text:style-name="P10">Élaboration du <text:span text:style-name="T3">d</text:span>iagramme de séquence.</text:p>
        </text:list-item>
        <text:list-item>
          <text:p text:style-name="P10">Élaboration du <text:span text:style-name="T3">d</text:span>iagrammes d<text:span text:style-name="T4">e classes</text:span>.</text:p>
        </text:list-item>
      </text:list>
      <text:h text:style-name="P23" text:outline-level="4">4) Réalisation</text:h>
      <text:list xml:id="list171338961442692712" text:style-name="L6">
        <text:list-item>
          <text:p text:style-name="P11">Élaboration d'une démonstration <text:span text:style-name="T3">livrable : menu.</text:span></text:p>
        </text:list-item>
        <text:list-item>
          <text:p text:style-name="P12"><text:span text:style-name="T3">Élaboration d'une démonstration livrable : réseau.</text:span></text:p>
        </text:list-item>
      </text:list>
      <text:h text:style-name="P20" text:outline-level="2"/>
      <text:h text:style-name="P18" text:outline-level="2">Prévision itération <text:span text:style-name="T3">5</text:span></text:h>
      <text:p text:style-name="P6">Changement prévu par rapport à l'itération <text:span text:style-name="T3">4</text:span> :</text:p>
      <text:list xml:id="list783781115071959041" text:style-name="L7">
        <text:list-item>
          <text:p text:style-name="P13">Analyse fonctionnelle : durée conservé.</text:p>
        </text:list-item>
        <text:list-item>
          <text:p text:style-name="P13">Élaboration de Prototype : durée raccourcie.</text:p>
        </text:list-item>
      </text:list>
      <text:h text:style-name="P19" text:outline-level="2"/>
      <text:h text:style-name="P16" text:outline-level="2">Problèmes à résoudre</text:h>
      <text:list xml:id="list4716053031062435298" text:style-name="L8">
        <text:list-item>
          <text:p text:style-name="P14"><text:span text:style-name="T6">Problèmes au niveau du réseau ?</text:span></text:p>
        </text:list-item>
        <text:list-item>
          <text:p text:style-name="P14"><text:span text:style-name="T6">Problèmes au niveau du menu : instanciation d'objets impossible.</text:span></text:p>
        </text:list-item>
      </text:list>
      <text:h text:style-name="P16" text:outline-level="2">Questions divers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26T03:05:04.84</dc:date>
    <meta:editing-duration>PT20M52S</meta:editing-duration>
    <meta:editing-cycles>21</meta:editing-cycles>
    <meta:generator>LibreOffice/4.0.5.2$Windows_x86 LibreOffice_project/5464147a081647a250913f19c0715bca595af2f</meta:generator>
    <dc:creator>Yann Battista</dc:creator>
    <meta:document-statistic meta:table-count="4" meta:image-count="0" meta:object-count="0" meta:page-count="2" meta:paragraph-count="58" meta:word-count="193" meta:character-count="1230" meta:non-whitespace-character-count="1109"/>
  </office:meta>
</office:document-meta>
</file>